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45.19pt"/>
    </style:style>
    <style:style style:name="co3" style:family="table-column">
      <style:table-column-properties fo:break-before="auto" style:column-width="50.74pt"/>
    </style:style>
    <style:style style:name="co4" style:family="table-column">
      <style:table-column-properties fo:break-before="auto" style:column-width="67.4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rang_20_tính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g tính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MaSinhVien</text:p>
          </table:table-cell>
          <table:table-cell table:style-name="ce1" office:value-type="string" calcext:value-type="string">
            <text:p>HoTen</text:p>
          </table:table-cell>
          <table:table-cell table:style-name="ce1" office:value-type="string" calcext:value-type="string">
            <text:p>NgaySinh</text:p>
          </table:table-cell>
          <table:table-cell table:style-name="ce1" office:value-type="string" calcext:value-type="string">
            <text:p>GioiTinh</text:p>
          </table:table-cell>
          <table:table-cell table:style-name="ce1" office:value-type="string" calcext:value-type="string">
            <text:p>SDT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MaLop</text:p>
          </table:table-cell>
          <table:table-cell table:style-name="ce1" office:value-type="string" calcext:value-type="string">
            <text:p>MaChuyenNganh</text:p>
          </table:table-cell>
          <table:table-cell table:style-name="ce1" office:value-type="string" calcext:value-type="string">
            <text:p>TinhTrangHoc</text:p>
          </table:table-cell>
          <table:table-cell table:style-name="ce1" office:value-type="string" calcext:value-type="string">
            <text:p>MatKhau</text:p>
          </table:table-cell>
          <table:table-cell table:style-name="ce1" office:value-type="string" calcext:value-type="string">
            <text:p>Quyen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01" calcext:value-type="float">
            <text:p>4151050001</text:p>
          </table:table-cell>
          <table:table-cell table:style-name="ce2" office:value-type="string" calcext:value-type="string">
            <text:p>Phạm Đức Phòng</text:p>
          </table:table-cell>
          <table:table-cell table:style-name="ce3" office:value-type="date" office:date-value="2000-08-07" calcext:value-type="date">
            <text:p>2000-8-7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01" calcext:value-type="float">
            <text:p>415105000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02" calcext:value-type="float">
            <text:p>4151050002</text:p>
          </table:table-cell>
          <table:table-cell table:style-name="ce2" office:value-type="string" calcext:value-type="string">
            <text:p>Võ Trọng Hiếu</text:p>
          </table:table-cell>
          <table:table-cell table:style-name="ce3" office:value-type="date" office:date-value="2000-07-03" calcext:value-type="date">
            <text:p>2000-7-3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02" calcext:value-type="float">
            <text:p>415105000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03" calcext:value-type="float">
            <text:p>4151050003</text:p>
          </table:table-cell>
          <table:table-cell table:style-name="ce2" office:value-type="string" calcext:value-type="string">
            <text:p>Dương Thị Thu Hà</text:p>
          </table:table-cell>
          <table:table-cell table:style-name="ce3" office:value-type="date" office:date-value="2000-09-10" calcext:value-type="date">
            <text:p>2000-9-10</text:p>
          </table:table-cell>
          <table:table-cell table:style-name="ce2" office:value-type="string" calcext:value-type="string">
            <text:p>Nữ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03" calcext:value-type="float">
            <text:p>415105000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04" calcext:value-type="float">
            <text:p>4151050004</text:p>
          </table:table-cell>
          <table:table-cell table:style-name="ce2" office:value-type="string" calcext:value-type="string">
            <text:p>Lê Hồng Tụ</text:p>
          </table:table-cell>
          <table:table-cell table:style-name="ce3" office:value-type="date" office:date-value="2000-08-15" calcext:value-type="date">
            <text:p>2000-8-15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04" calcext:value-type="float">
            <text:p>415105000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05" calcext:value-type="float">
            <text:p>4151050005</text:p>
          </table:table-cell>
          <table:table-cell table:style-name="ce2" office:value-type="string" calcext:value-type="string">
            <text:p>Lê Trần Trọng Tín</text:p>
          </table:table-cell>
          <table:table-cell table:style-name="ce3" office:value-type="date" office:date-value="2000-03-23" calcext:value-type="date">
            <text:p>2000-3-23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05" calcext:value-type="float">
            <text:p>415105000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06" calcext:value-type="float">
            <text:p>4151050006</text:p>
          </table:table-cell>
          <table:table-cell table:style-name="ce2" office:value-type="string" calcext:value-type="string">
            <text:p>Lê Hùng Thịnh</text:p>
          </table:table-cell>
          <table:table-cell table:style-name="ce3" office:value-type="date" office:date-value="2000-12-11" calcext:value-type="date">
            <text:p>2000-12-11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06" calcext:value-type="float">
            <text:p>415105000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07" calcext:value-type="float">
            <text:p>4151050007</text:p>
          </table:table-cell>
          <table:table-cell table:style-name="ce2" office:value-type="string" calcext:value-type="string">
            <text:p>Tô Văn Tiên</text:p>
          </table:table-cell>
          <table:table-cell table:style-name="ce3" office:value-type="date" office:date-value="2000-06-14" calcext:value-type="date">
            <text:p>2000-6-14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07" calcext:value-type="float">
            <text:p>415105000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08" calcext:value-type="float">
            <text:p>4151050008</text:p>
          </table:table-cell>
          <table:table-cell table:style-name="ce2" office:value-type="string" calcext:value-type="string">
            <text:p>Đinh Thiên Thoại</text:p>
          </table:table-cell>
          <table:table-cell table:style-name="ce3" office:value-type="date" office:date-value="2000-10-04" calcext:value-type="date">
            <text:p>2000-10-4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08" calcext:value-type="float">
            <text:p>415105000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09" calcext:value-type="float">
            <text:p>4151050009</text:p>
          </table:table-cell>
          <table:table-cell table:style-name="ce2" office:value-type="string" calcext:value-type="string">
            <text:p>Nguyễn Thị Triều</text:p>
          </table:table-cell>
          <table:table-cell table:style-name="ce3" office:value-type="date" office:date-value="2000-02-27" calcext:value-type="date">
            <text:p>2000-2-27</text:p>
          </table:table-cell>
          <table:table-cell table:style-name="ce2" office:value-type="string" calcext:value-type="string">
            <text:p>Nữ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09" calcext:value-type="float">
            <text:p>415105000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10" calcext:value-type="float">
            <text:p>4151050010</text:p>
          </table:table-cell>
          <table:table-cell table:style-name="ce2" office:value-type="string" calcext:value-type="string">
            <text:p>Dương Tiến Lĩnh</text:p>
          </table:table-cell>
          <table:table-cell table:style-name="ce3" office:value-type="date" office:date-value="2000-03-12" calcext:value-type="date">
            <text:p>2000-3-12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10" calcext:value-type="float">
            <text:p>41510500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11" calcext:value-type="float">
            <text:p>4151050011</text:p>
          </table:table-cell>
          <table:table-cell table:style-name="ce2" office:value-type="string" calcext:value-type="string">
            <text:p>Huỳnh Long Ẩn</text:p>
          </table:table-cell>
          <table:table-cell table:style-name="ce3" office:value-type="date" office:date-value="2000-02-10" calcext:value-type="date">
            <text:p>2000-2-10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11" calcext:value-type="float">
            <text:p>41510500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12" calcext:value-type="float">
            <text:p>4151050012</text:p>
          </table:table-cell>
          <table:table-cell table:style-name="ce2" office:value-type="string" calcext:value-type="string">
            <text:p>Y Mallôthi Mlô</text:p>
          </table:table-cell>
          <table:table-cell table:style-name="ce3" office:value-type="date" office:date-value="2000-06-22" calcext:value-type="date">
            <text:p>2000-6-22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12" calcext:value-type="float">
            <text:p>41510500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13" calcext:value-type="float">
            <text:p>4151050013</text:p>
          </table:table-cell>
          <table:table-cell table:style-name="ce2" office:value-type="string" calcext:value-type="string">
            <text:p>Đào Duy Tường</text:p>
          </table:table-cell>
          <table:table-cell table:style-name="ce3" office:value-type="date" office:date-value="2000-07-13" calcext:value-type="date">
            <text:p>2000-7-13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13" calcext:value-type="float">
            <text:p>415105001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14" calcext:value-type="float">
            <text:p>4151050014</text:p>
          </table:table-cell>
          <table:table-cell table:style-name="ce2" office:value-type="string" calcext:value-type="string">
            <text:p>Nguyễn Hữu Như</text:p>
          </table:table-cell>
          <table:table-cell table:style-name="ce3" office:value-type="date" office:date-value="2000-12-24" calcext:value-type="date">
            <text:p>2000-12-24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14" calcext:value-type="float">
            <text:p>41510500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15" calcext:value-type="float">
            <text:p>4151050015</text:p>
          </table:table-cell>
          <table:table-cell table:style-name="ce2" office:value-type="string" calcext:value-type="string">
            <text:p>Phạm Thị Ngọc Ngân</text:p>
          </table:table-cell>
          <table:table-cell table:style-name="ce3" office:value-type="date" office:date-value="2000-10-15" calcext:value-type="date">
            <text:p>2000-10-15</text:p>
          </table:table-cell>
          <table:table-cell table:style-name="ce2" office:value-type="string" calcext:value-type="string">
            <text:p>Nữ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15" calcext:value-type="float">
            <text:p>41510500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16" calcext:value-type="float">
            <text:p>4151050016</text:p>
          </table:table-cell>
          <table:table-cell table:style-name="ce2" office:value-type="string" calcext:value-type="string">
            <text:p>Bùi Lê Vĩnh Huy</text:p>
          </table:table-cell>
          <table:table-cell table:style-name="ce3" office:value-type="date" office:date-value="2000-04-17" calcext:value-type="date">
            <text:p>2000-4-17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16" calcext:value-type="float">
            <text:p>415105001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17" calcext:value-type="float">
            <text:p>4151050017</text:p>
          </table:table-cell>
          <table:table-cell table:style-name="ce2" office:value-type="string" calcext:value-type="string">
            <text:p>Võ Thái Nhựt</text:p>
          </table:table-cell>
          <table:table-cell table:style-name="ce3" office:value-type="date" office:date-value="2000-11-26" calcext:value-type="date">
            <text:p>2000-11-26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17" calcext:value-type="float">
            <text:p>415105001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18" calcext:value-type="float">
            <text:p>4151050018</text:p>
          </table:table-cell>
          <table:table-cell table:style-name="ce2" office:value-type="string" calcext:value-type="string">
            <text:p>Phạm Đình Khá</text:p>
          </table:table-cell>
          <table:table-cell table:style-name="ce3" office:value-type="date" office:date-value="2000-10-24" calcext:value-type="date">
            <text:p>2000-10-24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18" calcext:value-type="float">
            <text:p>415105001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19" calcext:value-type="float">
            <text:p>4151050019</text:p>
          </table:table-cell>
          <table:table-cell table:style-name="ce2" office:value-type="string" calcext:value-type="string">
            <text:p>Nguyễn Thị Như Quỳnh</text:p>
          </table:table-cell>
          <table:table-cell table:style-name="ce3" office:value-type="date" office:date-value="2000-07-16" calcext:value-type="date">
            <text:p>2000-7-16</text:p>
          </table:table-cell>
          <table:table-cell table:style-name="ce2" office:value-type="string" calcext:value-type="string">
            <text:p>Nữ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19" calcext:value-type="float">
            <text:p>41510500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20" calcext:value-type="float">
            <text:p>4151050020</text:p>
          </table:table-cell>
          <table:table-cell table:style-name="ce2" office:value-type="string" calcext:value-type="string">
            <text:p>Hồ Xuân Hưng</text:p>
          </table:table-cell>
          <table:table-cell table:style-name="ce3" office:value-type="date" office:date-value="1998-04-12" calcext:value-type="date">
            <text:p>1998-4-12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20" calcext:value-type="float">
            <text:p>41510500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21" calcext:value-type="float">
            <text:p>4151050021</text:p>
          </table:table-cell>
          <table:table-cell table:style-name="ce2" office:value-type="string" calcext:value-type="string">
            <text:p>Phan Tấn Đạt</text:p>
          </table:table-cell>
          <table:table-cell table:style-name="ce3" office:value-type="date" office:date-value="2000-01-16" calcext:value-type="date">
            <text:p>2000-1-16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151050021" calcext:value-type="float">
            <text:p>415105002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22" calcext:value-type="float">
            <text:p>4151050022</text:p>
          </table:table-cell>
          <table:table-cell table:style-name="ce2" office:value-type="string" calcext:value-type="string">
            <text:p>Dương Minh Lợi</text:p>
          </table:table-cell>
          <table:table-cell table:style-name="ce3" office:value-type="date" office:date-value="2000-03-26" calcext:value-type="date">
            <text:p>2000-3-26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22" calcext:value-type="float">
            <text:p>415105002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23" calcext:value-type="float">
            <text:p>4151050023</text:p>
          </table:table-cell>
          <table:table-cell table:style-name="ce2" office:value-type="string" calcext:value-type="string">
            <text:p>Trần Thanh Sơn</text:p>
          </table:table-cell>
          <table:table-cell table:style-name="ce3" office:value-type="date" office:date-value="2000-03-08" calcext:value-type="date">
            <text:p>2000-3-8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151050023" calcext:value-type="float">
            <text:p>415105002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24" calcext:value-type="float">
            <text:p>4151050024</text:p>
          </table:table-cell>
          <table:table-cell table:style-name="ce2" office:value-type="string" calcext:value-type="string">
            <text:p>Nguyễn Quang Phú</text:p>
          </table:table-cell>
          <table:table-cell table:style-name="ce3" office:value-type="date" office:date-value="2000-10-16" calcext:value-type="date">
            <text:p>2000-10-16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24" calcext:value-type="float">
            <text:p>415105002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25" calcext:value-type="float">
            <text:p>4151050025</text:p>
          </table:table-cell>
          <table:table-cell table:style-name="ce2" office:value-type="string" calcext:value-type="string">
            <text:p>Nguyễn Thị Thanh Thuý</text:p>
          </table:table-cell>
          <table:table-cell table:style-name="ce3" office:value-type="date" office:date-value="2000-04-07" calcext:value-type="date">
            <text:p>2000-4-7</text:p>
          </table:table-cell>
          <table:table-cell table:style-name="ce2" office:value-type="string" calcext:value-type="string">
            <text:p>Nữ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25" calcext:value-type="float">
            <text:p>415105002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27" calcext:value-type="float">
            <text:p>4151050027</text:p>
          </table:table-cell>
          <table:table-cell table:style-name="ce2" office:value-type="string" calcext:value-type="string">
            <text:p>Nguyễn Ngọc Khoa</text:p>
          </table:table-cell>
          <table:table-cell table:style-name="ce3" office:value-type="date" office:date-value="1999-04-03" calcext:value-type="date">
            <text:p>1999-4-3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27" calcext:value-type="float">
            <text:p>415105002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28" calcext:value-type="float">
            <text:p>4151050028</text:p>
          </table:table-cell>
          <table:table-cell table:style-name="ce2" office:value-type="string" calcext:value-type="string">
            <text:p>Nguyễn Trung Thành</text:p>
          </table:table-cell>
          <table:table-cell table:style-name="ce3" office:value-type="date" office:date-value="2000-10-13" calcext:value-type="date">
            <text:p>2000-10-13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28" calcext:value-type="float">
            <text:p>415105002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29" calcext:value-type="float">
            <text:p>4151050029</text:p>
          </table:table-cell>
          <table:table-cell table:style-name="ce2" office:value-type="string" calcext:value-type="string">
            <text:p>Lê Ngọc Huy</text:p>
          </table:table-cell>
          <table:table-cell table:style-name="ce3" office:value-type="date" office:date-value="1999-07-14" calcext:value-type="date">
            <text:p>1999-7-14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29" calcext:value-type="float">
            <text:p>415105002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30" calcext:value-type="float">
            <text:p>4151050030</text:p>
          </table:table-cell>
          <table:table-cell table:style-name="ce2" office:value-type="string" calcext:value-type="string">
            <text:p>Nguyễn Hữu Quốc</text:p>
          </table:table-cell>
          <table:table-cell table:style-name="ce3" office:value-type="date" office:date-value="2000-05-19" calcext:value-type="date">
            <text:p>2000-5-19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MM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30" calcext:value-type="float">
            <text:p>415105003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31" calcext:value-type="float">
            <text:p>4151050031</text:p>
          </table:table-cell>
          <table:table-cell table:style-name="ce2" office:value-type="string" calcext:value-type="string">
            <text:p>Phan Xuân Dũng</text:p>
          </table:table-cell>
          <table:table-cell table:style-name="ce3" office:value-type="date" office:date-value="2000-12-22" calcext:value-type="date">
            <text:p>2000-12-22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31" calcext:value-type="float">
            <text:p>415105003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32" calcext:value-type="float">
            <text:p>4151050032</text:p>
          </table:table-cell>
          <table:table-cell table:style-name="ce2" office:value-type="string" calcext:value-type="string">
            <text:p>Nguyễn Công Quỹ</text:p>
          </table:table-cell>
          <table:table-cell table:style-name="ce3" office:value-type="date" office:date-value="2000-11-25" calcext:value-type="date">
            <text:p>2000-11-25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32" calcext:value-type="float">
            <text:p>415105003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34" calcext:value-type="float">
            <text:p>4151050034</text:p>
          </table:table-cell>
          <table:table-cell table:style-name="ce2" office:value-type="string" calcext:value-type="string">
            <text:p>Nguyễn Hoàng Phúc</text:p>
          </table:table-cell>
          <table:table-cell table:style-name="ce3" office:value-type="date" office:date-value="2000-08-22" calcext:value-type="date">
            <text:p>2000-8-22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34" calcext:value-type="float">
            <text:p>415105003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35" calcext:value-type="float">
            <text:p>4151050035</text:p>
          </table:table-cell>
          <table:table-cell table:style-name="ce2" office:value-type="string" calcext:value-type="string">
            <text:p>Đinh Quốc Huy</text:p>
          </table:table-cell>
          <table:table-cell table:style-name="ce3" office:value-type="date" office:date-value="2000-03-10" calcext:value-type="date">
            <text:p>2000-3-10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35" calcext:value-type="float">
            <text:p>415105003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36" calcext:value-type="float">
            <text:p>4151050036</text:p>
          </table:table-cell>
          <table:table-cell table:style-name="ce2" office:value-type="string" calcext:value-type="string">
            <text:p>Nguyễn Thiện Nhân</text:p>
          </table:table-cell>
          <table:table-cell table:style-name="ce3" office:value-type="date" office:date-value="2000-06-27" calcext:value-type="date">
            <text:p>2000-6-27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151050036" calcext:value-type="float">
            <text:p>415105003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37" calcext:value-type="float">
            <text:p>4151050037</text:p>
          </table:table-cell>
          <table:table-cell table:style-name="ce2" office:value-type="string" calcext:value-type="string">
            <text:p>Đặng Minh Quy</text:p>
          </table:table-cell>
          <table:table-cell table:style-name="ce3" office:value-type="date" office:date-value="1999-04-10" calcext:value-type="date">
            <text:p>1999-4-10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Thôi học</text:p>
          </table:table-cell>
          <table:table-cell table:style-name="ce2" office:value-type="float" office:value="4151050037" calcext:value-type="float">
            <text:p>415105003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38" calcext:value-type="float">
            <text:p>4151050038</text:p>
          </table:table-cell>
          <table:table-cell table:style-name="ce2" office:value-type="string" calcext:value-type="string">
            <text:p>Đinh Thị Ngọt</text:p>
          </table:table-cell>
          <table:table-cell table:style-name="ce3" office:value-type="date" office:date-value="2000-12-10" calcext:value-type="date">
            <text:p>2000-12-10</text:p>
          </table:table-cell>
          <table:table-cell table:style-name="ce2" office:value-type="string" calcext:value-type="string">
            <text:p>Nữ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38" calcext:value-type="float">
            <text:p>415105003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39" calcext:value-type="float">
            <text:p>4151050039</text:p>
          </table:table-cell>
          <table:table-cell table:style-name="ce2" office:value-type="string" calcext:value-type="string">
            <text:p>Nguyễn Thị Thanh Trà</text:p>
          </table:table-cell>
          <table:table-cell table:style-name="ce3" office:value-type="date" office:date-value="2000-12-07" calcext:value-type="date">
            <text:p>2000-12-7</text:p>
          </table:table-cell>
          <table:table-cell table:style-name="ce2" office:value-type="string" calcext:value-type="string">
            <text:p>Nữ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39" calcext:value-type="float">
            <text:p>41510500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40" calcext:value-type="float">
            <text:p>4151050040</text:p>
          </table:table-cell>
          <table:table-cell table:style-name="ce2" office:value-type="string" calcext:value-type="string">
            <text:p>Lê Tuấn Trung</text:p>
          </table:table-cell>
          <table:table-cell table:style-name="ce3" office:value-type="date" office:date-value="2000-09-20" calcext:value-type="date">
            <text:p>2000-9-20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40" calcext:value-type="float">
            <text:p>415105004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41" calcext:value-type="float">
            <text:p>4151050041</text:p>
          </table:table-cell>
          <table:table-cell table:style-name="ce2" office:value-type="string" calcext:value-type="string">
            <text:p>Võ Ngọc Sơn</text:p>
          </table:table-cell>
          <table:table-cell table:style-name="ce3" office:value-type="date" office:date-value="2000-06-20" calcext:value-type="date">
            <text:p>2000-6-20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41" calcext:value-type="float">
            <text:p>415105004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42" calcext:value-type="float">
            <text:p>4151050042</text:p>
          </table:table-cell>
          <table:table-cell table:style-name="ce2" office:value-type="string" calcext:value-type="string">
            <text:p>Đặng Phước Triều</text:p>
          </table:table-cell>
          <table:table-cell table:style-name="ce3" office:value-type="date" office:date-value="2000-08-11" calcext:value-type="date">
            <text:p>2000-8-11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42" calcext:value-type="float">
            <text:p>415105004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43" calcext:value-type="float">
            <text:p>4151050043</text:p>
          </table:table-cell>
          <table:table-cell table:style-name="ce2" office:value-type="string" calcext:value-type="string">
            <text:p>Võ Xuân Huy</text:p>
          </table:table-cell>
          <table:table-cell table:style-name="ce3" office:value-type="date" office:date-value="2000-07-05" calcext:value-type="date">
            <text:p>2000-7-5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43" calcext:value-type="float">
            <text:p>415105004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44" calcext:value-type="float">
            <text:p>4151050044</text:p>
          </table:table-cell>
          <table:table-cell table:style-name="ce2" office:value-type="string" calcext:value-type="string">
            <text:p>Cao Minh Bình</text:p>
          </table:table-cell>
          <table:table-cell table:style-name="ce3" office:value-type="date" office:date-value="2000-08-02" calcext:value-type="date">
            <text:p>2000-8-2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44" calcext:value-type="float">
            <text:p>415105004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45" calcext:value-type="float">
            <text:p>4151050045</text:p>
          </table:table-cell>
          <table:table-cell table:style-name="ce2" office:value-type="string" calcext:value-type="string">
            <text:p>Nguyễn Hoàng Hải</text:p>
          </table:table-cell>
          <table:table-cell table:style-name="ce3" office:value-type="date" office:date-value="2000-04-21" calcext:value-type="date">
            <text:p>2000-4-21</text:p>
          </table:table-cell>
          <table:table-cell table:style-name="ce2" office:value-type="string" calcext:value-type="string">
            <text:p>Nữ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45" calcext:value-type="float">
            <text:p>415105004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46" calcext:value-type="float">
            <text:p>4151050046</text:p>
          </table:table-cell>
          <table:table-cell table:style-name="ce2" office:value-type="string" calcext:value-type="string">
            <text:p>Nguyễn Văn Tính</text:p>
          </table:table-cell>
          <table:table-cell table:style-name="ce3" office:value-type="date" office:date-value="2000-03-03" calcext:value-type="date">
            <text:p>2000-3-3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46" calcext:value-type="float">
            <text:p>415105004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47" calcext:value-type="float">
            <text:p>4151050047</text:p>
          </table:table-cell>
          <table:table-cell table:style-name="ce2" office:value-type="string" calcext:value-type="string">
            <text:p>Hứa Tuấn Anh</text:p>
          </table:table-cell>
          <table:table-cell table:style-name="ce3" office:value-type="date" office:date-value="2000-08-17" calcext:value-type="date">
            <text:p>2000-8-17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47" calcext:value-type="float">
            <text:p>415105004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48" calcext:value-type="float">
            <text:p>4151050048</text:p>
          </table:table-cell>
          <table:table-cell table:style-name="ce2" office:value-type="string" calcext:value-type="string">
            <text:p>Nguyễn Ngọc Nguyên</text:p>
          </table:table-cell>
          <table:table-cell table:style-name="ce3" office:value-type="date" office:date-value="2000-09-16" calcext:value-type="date">
            <text:p>2000-9-16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PM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48" calcext:value-type="float">
            <text:p>415105004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49" calcext:value-type="float">
            <text:p>4151050049</text:p>
          </table:table-cell>
          <table:table-cell table:style-name="ce2" office:value-type="string" calcext:value-type="string">
            <text:p>Trần Toàn Thắng</text:p>
          </table:table-cell>
          <table:table-cell table:style-name="ce3" office:value-type="date" office:date-value="2000-12-21" calcext:value-type="date">
            <text:p>2000-12-21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49" calcext:value-type="float">
            <text:p>41510500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50" calcext:value-type="float">
            <text:p>4151050050</text:p>
          </table:table-cell>
          <table:table-cell table:style-name="ce2" office:value-type="string" calcext:value-type="string">
            <text:p>Nguyễn Thị Mỹ Chi</text:p>
          </table:table-cell>
          <table:table-cell table:style-name="ce3" office:value-type="date" office:date-value="2000-12-30" calcext:value-type="date">
            <text:p>2000-12-30</text:p>
          </table:table-cell>
          <table:table-cell table:style-name="ce2" office:value-type="string" calcext:value-type="string">
            <text:p>Nữ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PM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50" calcext:value-type="float">
            <text:p>41510500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51" calcext:value-type="float">
            <text:p>4151050051</text:p>
          </table:table-cell>
          <table:table-cell table:style-name="ce2" office:value-type="string" calcext:value-type="string">
            <text:p>Nguyễn Công Tuấn</text:p>
          </table:table-cell>
          <table:table-cell table:style-name="ce3" office:value-type="date" office:date-value="2000-12-05" calcext:value-type="date">
            <text:p>2000-12-5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51" calcext:value-type="float">
            <text:p>415105005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52" calcext:value-type="float">
            <text:p>4151050052</text:p>
          </table:table-cell>
          <table:table-cell table:style-name="ce2" office:value-type="string" calcext:value-type="string">
            <text:p>Nguyễn Thị Thu Thảo</text:p>
          </table:table-cell>
          <table:table-cell table:style-name="ce3" office:value-type="date" office:date-value="2000-04-10" calcext:value-type="date">
            <text:p>2000-4-10</text:p>
          </table:table-cell>
          <table:table-cell table:style-name="ce2" office:value-type="string" calcext:value-type="string">
            <text:p>Nữ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HT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52" calcext:value-type="float">
            <text:p>415105005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53" calcext:value-type="float">
            <text:p>4151050053</text:p>
          </table:table-cell>
          <table:table-cell table:style-name="ce2" office:value-type="string" calcext:value-type="string">
            <text:p>Huỳnh Văn Thống</text:p>
          </table:table-cell>
          <table:table-cell table:style-name="ce3" office:value-type="date" office:date-value="2000-05-19" calcext:value-type="date">
            <text:p>2000-5-19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53" calcext:value-type="float">
            <text:p>415105005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54" calcext:value-type="float">
            <text:p>4151050054</text:p>
          </table:table-cell>
          <table:table-cell table:style-name="ce2" office:value-type="string" calcext:value-type="string">
            <text:p>Trần Thị Thu Uyên</text:p>
          </table:table-cell>
          <table:table-cell table:style-name="ce3" office:value-type="date" office:date-value="2000-01-01" calcext:value-type="date">
            <text:p>2000-1-1</text:p>
          </table:table-cell>
          <table:table-cell table:style-name="ce2" office:value-type="string" calcext:value-type="string">
            <text:p>Nữ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54" calcext:value-type="float">
            <text:p>415105005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55" calcext:value-type="float">
            <text:p>4151050055</text:p>
          </table:table-cell>
          <table:table-cell table:style-name="ce2" office:value-type="string" calcext:value-type="string">
            <text:p>Nguyễn Hoàng Thiện</text:p>
          </table:table-cell>
          <table:table-cell table:style-name="ce3" office:value-type="date" office:date-value="2000-02-04" calcext:value-type="date">
            <text:p>2000-2-4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55" calcext:value-type="float">
            <text:p>415105005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56" calcext:value-type="float">
            <text:p>4151050056</text:p>
          </table:table-cell>
          <table:table-cell table:style-name="ce2" office:value-type="string" calcext:value-type="string">
            <text:p>Trương Thành Vĩ</text:p>
          </table:table-cell>
          <table:table-cell table:style-name="ce3" office:value-type="date" office:date-value="2000-08-06" calcext:value-type="date">
            <text:p>2000-8-6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151050056" calcext:value-type="float">
            <text:p>415105005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57" calcext:value-type="float">
            <text:p>4151050057</text:p>
          </table:table-cell>
          <table:table-cell table:style-name="ce2" office:value-type="string" calcext:value-type="string">
            <text:p>Nguyễn Hữu Trí</text:p>
          </table:table-cell>
          <table:table-cell table:style-name="ce3" office:value-type="date" office:date-value="2000-07-05" calcext:value-type="date">
            <text:p>2000-7-5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57" calcext:value-type="float">
            <text:p>415105005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58" calcext:value-type="float">
            <text:p>4151050058</text:p>
          </table:table-cell>
          <table:table-cell table:style-name="ce2" office:value-type="string" calcext:value-type="string">
            <text:p>Huỳnh Ngọc Bảo</text:p>
          </table:table-cell>
          <table:table-cell table:style-name="ce3" office:value-type="date" office:date-value="2000-02-08" calcext:value-type="date">
            <text:p>2000-2-8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58" calcext:value-type="float">
            <text:p>415105005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59" calcext:value-type="float">
            <text:p>4151050059</text:p>
          </table:table-cell>
          <table:table-cell table:style-name="ce2" office:value-type="string" calcext:value-type="string">
            <text:p>Nguyễn Tấn Lên</text:p>
          </table:table-cell>
          <table:table-cell table:style-name="ce3" office:value-type="date" office:date-value="1999-09-29" calcext:value-type="date">
            <text:p>1999-9-29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59" calcext:value-type="float">
            <text:p>415105005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60" calcext:value-type="float">
            <text:p>4151050060</text:p>
          </table:table-cell>
          <table:table-cell table:style-name="ce2" office:value-type="string" calcext:value-type="string">
            <text:p>Lê Anh Tài</text:p>
          </table:table-cell>
          <table:table-cell table:style-name="ce3" office:value-type="date" office:date-value="2000-06-15" calcext:value-type="date">
            <text:p>2000-6-15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KHM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60" calcext:value-type="float">
            <text:p>415105006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61" calcext:value-type="float">
            <text:p>4151050061</text:p>
          </table:table-cell>
          <table:table-cell table:style-name="ce2" office:value-type="string" calcext:value-type="string">
            <text:p>Trần Tuấn Phát</text:p>
          </table:table-cell>
          <table:table-cell table:style-name="ce3" office:value-type="date" office:date-value="2000-10-10" calcext:value-type="date">
            <text:p>2000-10-10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61" calcext:value-type="float">
            <text:p>415105006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62" calcext:value-type="float">
            <text:p>4151050062</text:p>
          </table:table-cell>
          <table:table-cell table:style-name="ce2" office:value-type="string" calcext:value-type="string">
            <text:p>Võ Minh Thẩn</text:p>
          </table:table-cell>
          <table:table-cell table:style-name="ce3" office:value-type="date" office:date-value="2000-08-02" calcext:value-type="date">
            <text:p>2000-8-2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62" calcext:value-type="float">
            <text:p>415105006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63" calcext:value-type="float">
            <text:p>4151050063</text:p>
          </table:table-cell>
          <table:table-cell table:style-name="ce2" office:value-type="string" calcext:value-type="string">
            <text:p>Hồ Ngọc Nhân</text:p>
          </table:table-cell>
          <table:table-cell table:style-name="ce3" office:value-type="date" office:date-value="2000-10-09" calcext:value-type="date">
            <text:p>2000-10-9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63" calcext:value-type="float">
            <text:p>415105006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64" calcext:value-type="float">
            <text:p>4151050064</text:p>
          </table:table-cell>
          <table:table-cell table:style-name="ce2" office:value-type="string" calcext:value-type="string">
            <text:p>Bùi Thị Chi</text:p>
          </table:table-cell>
          <table:table-cell table:style-name="ce3" office:value-type="date" office:date-value="2000-10-10" calcext:value-type="date">
            <text:p>2000-10-10</text:p>
          </table:table-cell>
          <table:table-cell table:style-name="ce2" office:value-type="string" calcext:value-type="string">
            <text:p>Nữ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64" calcext:value-type="float">
            <text:p>415105006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065" calcext:value-type="float">
            <text:p>4151050065</text:p>
          </table:table-cell>
          <table:table-cell table:style-name="ce2" office:value-type="string" calcext:value-type="string">
            <text:p>Võ Thành Lâm</text:p>
          </table:table-cell>
          <table:table-cell table:style-name="ce3" office:value-type="date" office:date-value="2000-09-18" calcext:value-type="date">
            <text:p>2000-9-18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065" calcext:value-type="float">
            <text:p>415105006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196" calcext:value-type="float">
            <text:p>4151050196</text:p>
          </table:table-cell>
          <table:table-cell table:style-name="ce2" office:value-type="string" calcext:value-type="string">
            <text:p>Nguyễn Trọng Tuấn</text:p>
          </table:table-cell>
          <table:table-cell table:style-name="ce3" office:value-type="date" office:date-value="2000-11-26" calcext:value-type="date">
            <text:p>2000-11-26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196" calcext:value-type="float">
            <text:p>415105019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197" calcext:value-type="float">
            <text:p>4151050197</text:p>
          </table:table-cell>
          <table:table-cell table:style-name="ce2" office:value-type="string" calcext:value-type="string">
            <text:p>Lê Thị Minh Tâm</text:p>
          </table:table-cell>
          <table:table-cell table:style-name="ce3" office:value-type="date" office:date-value="2000-02-12" calcext:value-type="date">
            <text:p>2000-2-12</text:p>
          </table:table-cell>
          <table:table-cell table:style-name="ce2" office:value-type="string" calcext:value-type="string">
            <text:p>Nữ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197" calcext:value-type="float">
            <text:p>415105019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198" calcext:value-type="float">
            <text:p>4151050198</text:p>
          </table:table-cell>
          <table:table-cell table:style-name="ce2" office:value-type="string" calcext:value-type="string">
            <text:p>Nguyễn Hữu Hoàng</text:p>
          </table:table-cell>
          <table:table-cell table:style-name="ce3" office:value-type="date" office:date-value="2000-12-27" calcext:value-type="date">
            <text:p>2000-12-27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198" calcext:value-type="float">
            <text:p>415105019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199" calcext:value-type="float">
            <text:p>4151050199</text:p>
          </table:table-cell>
          <table:table-cell table:style-name="ce2" office:value-type="string" calcext:value-type="string">
            <text:p>Đinh Thanh Hoàng</text:p>
          </table:table-cell>
          <table:table-cell table:style-name="ce3" office:value-type="date" office:date-value="2000-01-11" calcext:value-type="date">
            <text:p>2000-1-11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199" calcext:value-type="float">
            <text:p>415105019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200" calcext:value-type="float">
            <text:p>4151050200</text:p>
          </table:table-cell>
          <table:table-cell table:style-name="ce2" office:value-type="string" calcext:value-type="string">
            <text:p>Nguyễn Ngọc Tùng</text:p>
          </table:table-cell>
          <table:table-cell table:style-name="ce3" office:value-type="date" office:date-value="2000-08-03" calcext:value-type="date">
            <text:p>2000-8-3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200" calcext:value-type="float">
            <text:p>41510502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201" calcext:value-type="float">
            <text:p>4151050201</text:p>
          </table:table-cell>
          <table:table-cell table:style-name="ce2" office:value-type="string" calcext:value-type="string">
            <text:p>Đoàn Hữu Khang</text:p>
          </table:table-cell>
          <table:table-cell table:style-name="ce3" office:value-type="date" office:date-value="2000-12-10" calcext:value-type="date">
            <text:p>2000-12-10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201" calcext:value-type="float">
            <text:p>415105020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202" calcext:value-type="float">
            <text:p>4151050202</text:p>
          </table:table-cell>
          <table:table-cell table:style-name="ce2" office:value-type="string" calcext:value-type="string">
            <text:p>Lưu Công Cảnh</text:p>
          </table:table-cell>
          <table:table-cell table:style-name="ce3" office:value-type="date" office:date-value="2000-02-06" calcext:value-type="date">
            <text:p>2000-2-6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202" calcext:value-type="float">
            <text:p>415105020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203" calcext:value-type="float">
            <text:p>4151050203</text:p>
          </table:table-cell>
          <table:table-cell table:style-name="ce2" office:value-type="string" calcext:value-type="string">
            <text:p>Nguyễn Khánh Phương</text:p>
          </table:table-cell>
          <table:table-cell table:style-name="ce3" office:value-type="date" office:date-value="2000-01-17" calcext:value-type="date">
            <text:p>2000-1-17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203" calcext:value-type="float">
            <text:p>415105020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204" calcext:value-type="float">
            <text:p>4151050204</text:p>
          </table:table-cell>
          <table:table-cell table:style-name="ce2" office:value-type="string" calcext:value-type="string">
            <text:p>Ngô Châu Thanh</text:p>
          </table:table-cell>
          <table:table-cell table:style-name="ce3" office:value-type="date" office:date-value="2000-04-28" calcext:value-type="date">
            <text:p>2000-4-28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204" calcext:value-type="float">
            <text:p>415105020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205" calcext:value-type="float">
            <text:p>4151050205</text:p>
          </table:table-cell>
          <table:table-cell table:style-name="ce2" office:value-type="string" calcext:value-type="string">
            <text:p>Phạm Thị Minh Thuỷ</text:p>
          </table:table-cell>
          <table:table-cell table:style-name="ce3" office:value-type="date" office:date-value="2000-08-16" calcext:value-type="date">
            <text:p>2000-8-16</text:p>
          </table:table-cell>
          <table:table-cell table:style-name="ce2" office:value-type="string" calcext:value-type="string">
            <text:p>Nữ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205" calcext:value-type="float">
            <text:p>415105020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206" calcext:value-type="float">
            <text:p>4151050206</text:p>
          </table:table-cell>
          <table:table-cell table:style-name="ce2" office:value-type="string" calcext:value-type="string">
            <text:p>Hàng Thanh Luân</text:p>
          </table:table-cell>
          <table:table-cell table:style-name="ce3" office:value-type="date" office:date-value="2000-09-17" calcext:value-type="date">
            <text:p>2000-9-17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206" calcext:value-type="float">
            <text:p>415105020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229" calcext:value-type="float">
            <text:p>4151050229</text:p>
          </table:table-cell>
          <table:table-cell table:style-name="ce2" office:value-type="string" calcext:value-type="string">
            <text:p>Cao Văn Phúc</text:p>
          </table:table-cell>
          <table:table-cell table:style-name="ce3" office:value-type="date" office:date-value="2000-07-12" calcext:value-type="date">
            <text:p>2000-7-12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Thôi học</text:p>
          </table:table-cell>
          <table:table-cell table:style-name="ce2" office:value-type="float" office:value="4151050229" calcext:value-type="float">
            <text:p>415105022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232" calcext:value-type="float">
            <text:p>4151050232</text:p>
          </table:table-cell>
          <table:table-cell table:style-name="ce2" office:value-type="string" calcext:value-type="string">
            <text:p>Souksakhone Souvannapheng Souvannapheng</text:p>
          </table:table-cell>
          <table:table-cell table:style-name="ce3" office:value-type="date" office:date-value="1999-05-21" calcext:value-type="date">
            <text:p>1999-5-21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232" calcext:value-type="float">
            <text:p>415105023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235" calcext:value-type="float">
            <text:p>4151050235</text:p>
          </table:table-cell>
          <table:table-cell table:style-name="ce2" office:value-type="string" calcext:value-type="string">
            <text:p>Sengdavanh Manivong Manivong</text:p>
          </table:table-cell>
          <table:table-cell table:style-name="ce3" office:value-type="date" office:date-value="1999-08-28" calcext:value-type="date">
            <text:p>1999-8-28</text:p>
          </table:table-cell>
          <table:table-cell table:style-name="ce2" office:value-type="string" calcext:value-type="string">
            <text:p>Nữ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235" calcext:value-type="float">
            <text:p>415105023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151050237" calcext:value-type="float">
            <text:p>4151050237</text:p>
          </table:table-cell>
          <table:table-cell table:style-name="ce2" office:value-type="string" calcext:value-type="string">
            <text:p>Nguyễn Duy Hải</text:p>
          </table:table-cell>
          <table:table-cell table:style-name="ce3" office:value-type="date" office:date-value="1996-02-18" calcext:value-type="date">
            <text:p>1996-2-18</text:p>
          </table:table-cell>
          <table:table-cell table:style-name="ce2" office:value-type="string" calcext:value-type="string">
            <text:p>Nam</text:p>
          </table:table-cell>
          <table:table-cell table:style-name="ce2" table:number-columns-repeated="2"/>
          <table:table-cell table:style-name="ce2" office:value-type="string" calcext:value-type="string">
            <text:p>CNTTK41A</text:p>
          </table:table-cell>
          <table:table-cell table:style-name="ce2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151050237" calcext:value-type="float">
            <text:p>415105023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  <number:text>-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ang_20_tính1" style:display-name="PageStyle_Trang tính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3" meta:object-count="0"/>
    <meta:generator>LibreOfficeDev/6.0.5.2$Linux_X86_64 LibreOffice_project/</meta:generator>
  </office:meta>
</office:document-meta>
</file>